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style:wrap="parallel" style:wrap-contour="false" fo:clip="rect(2.55937in, 2.6834in, 2.24246in, 3.1908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0in" svg:y="0.95833in" svg:width="7.91786in" svg:height="3.6142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Portch</meta:initial-creator>
    <dc:creator>James Portch</dc:creator>
    <meta:creation-date>2014-11-24T21:04:00Z</meta:creation-date>
    <dc:date>2014-11-24T21:15:00Z</dc:date>
    <meta:template xlink:href="Normal" xlink:type="simple"/>
    <meta:editing-cycles>1</meta:editing-cycles>
    <meta:editing-duration>PT660S</meta:editing-duration>
    <meta:document-statistic meta:page-count="1" meta:paragraph-count="1" meta:word-count="0" meta:character-count="1" meta:row-count="1" meta:non-whitespace-character-count="1"/>
  </office:meta>
</office:document-meta>
</file>